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</office:font-face-decls>
  <office:automatic-styles>
    <style:style style:name="P1" style:family="paragraph" style:parent-style-name="Title" style:list-style-name="Numbering_20_123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Numbering_20_123">
        <text:list-header>
          <text:h text:style-name="P1" text:outline-level="1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Bold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cm" style:contextual-spacing="false" fo:line-height="150%" fo:text-align="justify" style:justify-single-word="false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default-outline-level="1" style:list-style-name="Numbering_20_123" style:class="chapter">
      <style:paragraph-properties fo:margin-top="0cm" fo:margin-bottom="0.21cm" style:contextual-spacing="false" fo:text-align="start" style:justify-single-word="false" fo:text-indent="0cm" style:auto-text-indent="false"/>
      <style:text-properties fo:text-transform="uppercase" style:font-name="arial1" fo:font-family="arial" style:font-style-name="Bold" style:font-family-generic="swiss" fo:font-size="12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n Gomes</meta:initial-creator>
    <meta:creation-date>2025-10-15T21:58:17.291826706</meta:creation-date>
    <dc:date>2025-10-15T22:02:54.905660126</dc:date>
    <dc:creator>Karen Gomes</dc:creator>
    <meta:editing-duration>PT2M40S</meta:editing-duration>
    <meta:editing-cycles>2</meta:editing-cycles>
    <meta:generator>LibreOffice/24.8.6.2$Linux_X86_64 LibreOffice_project/48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